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7.7mm"/>
    </style:style>
    <style:style style:name="co2" style:family="table-column">
      <style:table-column-properties fo:break-before="auto" style:column-width="17.07mm"/>
    </style:style>
    <style:style style:name="co3" style:family="table-column">
      <style:table-column-properties fo:break-before="auto" style:column-width="179.83mm"/>
    </style:style>
    <style:style style:name="co4" style:family="table-column">
      <style:table-column-properties fo:break-before="auto" style:column-width="59.65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Что_20_сделано">
      <style:table-properties table:display="true" style:writing-mode="lr-tb"/>
    </style:style>
    <style:style style:name="ta2" style:family="table" style:master-page-name="PageStyle_5f_Что_20_нужно_20_сделать">
      <style:table-properties table:display="true" style:writing-mode="lr-tb"/>
    </style:style>
    <style:style style:name="ce1" style:family="table-cell" style:parent-style-name="Excel_20_Built-in_20_Normal">
      <style:table-cell-properties fo:background-color="#8eb4e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8eb4e3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8eb4e3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fff00"/>
      <style:text-properties style:text-position=""/>
    </style:style>
    <style:style style:name="ce7" style:family="table-cell" style:parent-style-name="Excel_20_Built-in_20_Normal">
      <style:table-cell-properties fo:background-color="#9bbb59"/>
      <style:text-properties style:text-position=""/>
    </style:style>
    <style:style style:name="ce8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text-position=""/>
    </style:style>
    <style:style style:name="ce9" style:family="table-cell" style:parent-style-name="Excel_20_Built-in_20_Normal">
      <style:table-cell-properties fo:background-color="#c6d9f1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8eb4e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8eb4e3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8eb4e3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ackground-color="#ffff00"/>
    </style:style>
    <style:style style:name="ce16" style:family="table-cell" style:parent-style-name="Excel_20_Built-in_20_Normal">
      <style:table-cell-properties fo:background-color="#9bbb59"/>
    </style:style>
    <style:style style:name="ce17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18" style:family="table-cell" style:parent-style-name="Excel_20_Built-in_20_Normal">
      <style:table-cell-properties fo:background-color="#c6d9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Что сделано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Наименование</text:p>
          </table:table-cell>
          <table:table-cell table:style-name="ce1" office:value-type="string">
            <text:p>ч/ч</text:p>
          </table:table-cell>
          <table:table-cell table:style-name="ce1" office:value-type="string">
            <text:p>ф/ч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Разработка архитектуры авторизации пользователей (пользователи, сотрудники, руководители)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архитектуры ролей для пользователей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метода и интерфейсов с учетом ролей пользователей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Создание страницы по управлению сотрудниками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Создание тестовых страниц под разные роли пользователей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Создание страницы landing page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Создание страницы с авторизацией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Скачивание архивов с данными по 223-ФЗ, 44-ФЗ</text:p>
          </table:table-cell>
          <table:table-cell/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Разработка интерфейсов на основе шаблонов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бор структуры файлов по 223-ФЗ, формирование структуры базы данных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бор структуры файлов по 44-ФЗ, формирование структуры базы данных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программы по разбору файлов для наполнение базы данных по 223-ФЗ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программы по разбору файлов для наполнение базы данных по 44-ФЗ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Наполнение базы данных по 223-ФЗ, контроль корректности загруженной информации, корректировка структуры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Настройка фильтров на странице поиска под текущую архитектуру базы данных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Оптимизация структуры базы данных для поиска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Поиск альтернативных методов поиска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Изучение новой технологии поиска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Тестирование нового метода поиска на текущей архитектуре базы данных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Корректировка структуры базы данных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программы по обработке загруженных данных 223-ФЗ (расчет цены закупок)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Перенос данных на новый сервер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Настройка сервера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Установка и тестирование работы поиска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Наполнение базы данных по 44-ФЗ, контроль корректности загруженной информации, корректировка структуры</text:p>
          </table:table-cell>
          <table:table-cell office:value-type="float" office:value="18">
            <text:p>18</text:p>
          </table:table-cell>
          <table:table-cell office:value-type="float" office:value="144">
            <text:p>14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Создание связки для 223-ФЗ и 44-ФЗ для поиска в обоих таблицах по заданным параметрам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архитектуры регистрации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Настройка почты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Тестирование оповещений на почту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алгоритма и структуры сервиса по поддержанию 223-ФЗ в актуальном состоянии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сервиса по поддержанию 223-ФЗ в актуальном состоянии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структуры базы данных с учетом новых данных по 44-ФЗ (после получения знаний о типов закупок).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Анализ архивов с файлами, и разработка программы по загрузке информации в базу данных. 44-ФЗ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Загрузка информации в базу данных по 44-ФЗ за 2015 г. (работает по текущий момент)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Итого</text:p>
          </table:table-cell>
          <table:table-cell table:style-name="ce4" table:formula="of:=SUM([.B2:.B35])" office:value-type="float" office:value="231">
            <text:p>231</text:p>
          </table:table-cell>
          <table:table-cell table:style-name="ce4" table:formula="of:=SUM([.C2:.C35])" office:value-type="float" office:value="516">
            <text:p>5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ч/ч - часов непосредственной работы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ф/ч - часов фоновой работы, для которой нужен иногда контроль или корректровка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нужно сделать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1021" table:default-cell-style-name="Excel_20_Built-in_20_Normal"/>
        <table:table-row table:style-name="ro1">
          <table:table-cell table:style-name="ce5" office:value-type="string">
            <text:p>Наименование</text:p>
          </table:table-cell>
          <table:table-cell table:style-name="ce5" office:value-type="string">
            <text:p>ч/ч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Создание страницы регистрации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Создание страницы подтверждения регистрации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Создание архитектуры тестового периода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Интерфейс просмотра участия в тендерах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Изменение интерфейса выдачи результатов и добавление постраничного вывода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Сохранение фильтров поиска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Создание страницы с информацией по 223-ФЗ</text:p>
          </table:table-cell>
          <table:table-cell table:style-name="ce7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Создание страницы с информацией по 44-ФЗ</text:p>
          </table:table-cell>
          <table:table-cell table:style-name="ce7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Разработка программы по загрузке 223-ФЗ</text:p>
          </table:table-cell>
          <table:table-cell table:style-name="ce6"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Заполнение информации</text:p>
          </table:table-cell>
          <table:table-cell table:style-name="ce6" office:value-type="float" office:value="48">
            <text:p>48</text:p>
          </table:table-cell>
          <table:table-cell office:value-type="string">
            <text:p>* зависит от скорости обработки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Создание страницы с информацией по 223-ФЗ</text:p>
          </table:table-cell>
          <table:table-cell table:style-name="ce6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Настройка поиска по новому формату БД</text:p>
          </table:table-cell>
          <table:table-cell table:style-name="ce7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Разработка программы по обработке статусов 44-ФЗ, 223-ФЗ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Обновление статусов 44-ФЗ, 223-ФЗ</text:p>
          </table:table-cell>
          <table:table-cell/>
          <table:table-cell office:value-type="string">
            <text:p>* зависит от скорости обработки</text:p>
          </table:table-cell>
          <table:table-cell table:number-columns-repeated="1021"/>
        </table:table-row>
        <table:table-row table:style-name="ro1">
          <table:table-cell office:value-type="string">
            <text:p>Разработка программы по обновлению закупок по 44-ФЗ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Разработка программы по анализу и уведомлению при изменении закупок</text:p>
          </table:table-cell>
          <table:table-cell office:value-type="float" office:value="36">
            <text:p>36</text:p>
          </table:table-cell>
          <table:table-cell office:value-type="string">
            <text:p>* примерное время</text:p>
          </table:table-cell>
          <table:table-cell table:number-columns-repeated="1021"/>
        </table:table-row>
        <table:table-row table:style-name="ro1">
          <table:table-cell office:value-type="string">
            <text:p>Разработка программы по просмотру фильтров пользователей и уведомлении о появлении новых</text:p>
          </table:table-cell>
          <table:table-cell office:value-type="float" office:value="24">
            <text:p>24</text:p>
          </table:table-cell>
          <table:table-cell office:value-type="string">
            <text:p>* примерное время</text:p>
          </table:table-cell>
          <table:table-cell table:number-columns-repeated="1021"/>
        </table:table-row>
        <table:table-row table:style-name="ro1">
          <table:table-cell office:value-type="string">
            <text:p>Поиск по документам, авансирование, без обеспечения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Итого:</text:p>
          </table:table-cell>
          <table:table-cell table:style-name="ce9" table:formula="of:=SUM([.B2:.B18])" office:value-type="float" office:value="196">
            <text:p>196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-X="1" style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4.99mm" fo:margin-bottom="4.99mm" fo:margin-left="4mm" fo:margin-right="4.99mm" style:shadow="none" fo:background-color="transparent" style:print-page-order="ttb" style:first-page-number="continue" style:scale-to-X="1" style:scale-to-Y="4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.00.0000</text:date>, <text:time style:data-style-name="N2" text:time-value="14:06:48.72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Что_20_сделано" style:display-name="PageStyle_Что сделано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то_20_нужно_20_сделать" style:display-name="PageStyle_Что нужно сделат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2T14:21:41.785000000</dc:date>
    <meta:generator>LibreOffice/4.4.1.2$Windows_x86 LibreOffice_project/45e2de17089c24a1fa810c8f975a7171ba4cd432</meta:generator>
    <meta:editing-duration>PT1M2S</meta:editing-duration>
    <meta:editing-cycles>1</meta:editing-cycles>
    <meta:document-statistic meta:table-count="2" meta:cell-count="120" meta:object-count="0"/>
  </office:meta>
</office:document-meta>
</file>